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3132f" officeooo:paragraph-rsid="0003132f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404a2" officeooo:paragraph-rsid="000404a2"/>
    </style:style>
    <style:style style:name="T1" style:family="text">
      <style:text-properties officeooo:rsid="00040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به طور کلی در microservice <text:s/>قطعی هر یک از سرویس ها باعث قطعی یا اختلال کل سیستم نخواهد شد ولی در monolith این مشکل وجود دارد </text:p>
      <text:p text:style-name="P1">۲-سرویس های self-contained یعنی درخواست را از end-user دریافت و بدون اینکه کاربر متوجه بشود مابقی تراکنش ها بین microservice ها را همین سرویس نهایی انجام و در نهایت پاسخ کاربر را خواهد داد .</text:p>
      <text:p text:style-name="P1">۳ -باید فرهنگ سازمانی agile داشته باشد </text:p>
      <text:p text:style-name="P1">۴-انجام یک یا چند تسک توسط دو microservice که منجر به تبادل دیتا بین آن‌ها می‌شود saga نام دارد و دو نوع دارد : مدیریت دیتا منطقی / مدیریت دیتا فیزیکی </text:p>
      <text:p text:style-name="P1">۵ – چالش های دسترسی به دیتا به دلیل یک جا نبودن دیتابیس ها فقط برای بازیابی relation ها یا جمع آوری دیتای مشترک ( join ) مشکل خواهد داشت.</text:p>
      <text:p text:style-name="P1">۶ – به دلیل اینکه با این روش حداکثر شرایط 12Factor قابل پیاده‌سازی بوده و نگهداری آن به صورت container سهولت بیشتری دارد</text:p>
      <text:p text:style-name="P1">۷-دو روش choregeraphy <text:s/>و orchestration</text:p>
      <text:p text:style-name="P1">۸-یک سرویس است که بین کاربر نهایی و microservice ها قرار گرفته و کار روتینگ/auth/throttle/<text:span text:style-name="T1">امنیت</text:span> یا دیگر موارد موردنیاز را انجام داده و نقطه ارتباط اولیه و نهایی microservice و end-user است . </text:p>
      <text:p text:style-name="P1">۹ – <text:span text:style-name="T1">ایجاد یک مدل service registery در api gateway </text:span></text:p>
      <text:p text:style-name="P2">۱۰-این سه موضوع در یک چرخه هستند که پیاده‌سازی cloud-native وانتخاب مدل صحیح در microservice منجر به useful <text:s/>بودن CI/CD می‌شوند که جزو شرح عمل‌کرد devops است 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3:24:57.616536365</meta:creation-date>
    <dc:date>2021-12-07T23:39:04.778343988</dc:date>
    <meta:editing-duration>PT3M27S</meta:editing-duration>
    <meta:editing-cycles>1</meta:editing-cycles>
    <meta:document-statistic meta:table-count="0" meta:image-count="0" meta:object-count="0" meta:page-count="1" meta:paragraph-count="10" meta:word-count="226" meta:character-count="1199" meta:non-whitespace-character-count="970"/>
    <meta:generator>LibreOffice/6.4.7.2$Linux_X86_64 LibreOffice_project/40$Build-2</meta:generator>
  </office:meta>
</office:document-meta>
</file>